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

            <text:p text:style-name="Standard"><text:span>Executes a User action whose name is not known in advance, i.e. it is determined during Flow execution, for example its name can come from a variable. Such a User action must not have inputs and outputs, but only </text:span><text:span text:style-name="T1">Start</text:span><text:span> and </text:span><text:span text:style-name="T1">End</text:span><text:span> Action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ext:span>The name of the User action to be executed, obtained during Flow execution by evaluating this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